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TestMacro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>
    <office:event-listeners>
      <script:event-listener script:language="ooo:script" script:event-name="dom:load" xlink:href="vnd.sun.star.script:Standard.TestMacro.main?language=Basic&amp;location=document"/>
    </office:event-listeners>
  </office:script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1.5cm" svg:height="1.5cm" svg:x="5.5cm" svg:y="2cm">
          <text:p/>
        </draw:rect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Solaris_x86 OpenOffice.org_project/680m181$Build-9057</meta:generator>
    <meta:creation-date>2005-08-24T08:47:07</meta:creation-date>
    <dc:date>2006-08-09T15:27:50</dc:date>
    <dc:language>en-US</dc:language>
    <meta:editing-cycles>3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

<file path=Basic/Standard/TestMacro.xml><?xml version="1.0" encoding="utf-8"?>
<!DOCTYPE module  PUBLIC '-//OpenOffice.org//DTD OfficeDocument 1.0//EN'  'module.dtd'>
<script:module xmlns:script="http://openoffice.org/2000/script" script:name="TestMacro" script:language="StarBasic">'# TTMacro3: Bring up a messagebox

sub main

    msgbox "TTMacro3"
    
end sub
   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Macr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